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6175b" officeooo:paragraph-rsid="0016175b"/>
    </style:style>
    <style:style style:name="P2" style:family="paragraph" style:parent-style-name="Standard">
      <style:text-properties style:font-name="DejaVu Sans Mono" officeooo:rsid="00176bd6" officeooo:paragraph-rsid="00176bd6"/>
    </style:style>
    <style:style style:name="P3" style:family="paragraph" style:parent-style-name="Standard">
      <style:text-properties style:font-name="DejaVu Sans Mono" officeooo:rsid="001946d9" officeooo:paragraph-rsid="00194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nel filesystem code notes</text:p>
      <text:p text:style-name="P1"/>
      <text:p text:style-name="P2">fs/filesystem.c </text:p>
      <text:p text:style-name="P3">The register / unregister functions matains a single-list of all filesystems in system, called file_systems, <text:s/>where the add / remove code for the list is called “core low level code” by Linus. Double pointer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 </meta:initial-creator>
    <meta:creation-date>2014-01-02T15:29:09.708389266</meta:creation-date>
    <dc:date>2014-01-02T15:34:07.973500108</dc:date>
    <dc:creator>zx </dc:creator>
    <meta:editing-duration>PT3M52S</meta:editing-duration>
    <meta:editing-cycles>4</meta:editing-cycles>
    <meta:generator>LibreOffice/4.1.3.2$Linux_X86_64 LibreOffice_project/410$Build-2</meta:generator>
    <meta:document-statistic meta:table-count="0" meta:image-count="0" meta:object-count="0" meta:page-count="1" meta:paragraph-count="3" meta:word-count="39" meta:character-count="252" meta:non-whitespace-character-count="214"/>
  </office:meta>
</office:document-meta>
</file>